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5" style:family="table" style:master-page-name="Standard">
      <style:table-properties style:width="17.96cm" fo:margin-left="0.012cm" fo:margin-right="0.03cm" style:page-number="auto" table:align="margins" style:writing-mode="lr-tb"/>
    </style:style>
    <style:style style:name="Tableau5.A" style:family="table-column">
      <style:table-column-properties style:column-width="9.186cm" style:rel-column-width="33518*"/>
    </style:style>
    <style:style style:name="Tableau5.B" style:family="table-column">
      <style:table-column-properties style:column-width="8.774cm" style:rel-column-width="32017*"/>
    </style:style>
    <style:style style:name="Tableau5.1" style:family="table-row">
      <style:table-row-properties style:min-row-height="2.143cm"/>
    </style:style>
    <style:style style:name="Tableau5.A1" style:family="table-cell">
      <style:table-cell-properties style:vertical-align="top" fo:padding-left="0.123cm" fo:padding-right="0.123cm" fo:padding-top="0cm" fo:padding-bottom="0cm" fo:border-left="none" fo:border-right="none" fo:border-top="none" fo:border-bottom="0.05pt solid #000000" style:writing-mode="lr-tb"/>
    </style:style>
    <style:style style:name="Tableau5.B1" style:family="table-cell">
      <style:table-cell-properties style:vertical-align="middle" fo:background-color="#cccccc" fo:padding="0.123cm" fo:border="0.05pt solid #000000" style:writing-mode="lr-tb">
        <style:background-image/>
      </style:table-cell-properties>
    </style:style>
    <style:style style:name="Tableau3" style:family="table">
      <style:table-properties style:width="18.013cm" fo:margin-left="0cm" fo:margin-right="-0.011cm" table:align="margins" style:writing-mode="lr-tb"/>
    </style:style>
    <style:style style:name="Tableau3.A" style:family="table-column">
      <style:table-column-properties style:column-width="4.232cm" style:rel-column-width="15395*"/>
    </style:style>
    <style:style style:name="Tableau3.B" style:family="table-column">
      <style:table-column-properties style:column-width="13.781cm" style:rel-column-width="50140*"/>
    </style:style>
    <style:style style:name="Tableau3.A1" style:family="table-cell">
      <style:table-cell-properties fo:padding="0.03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Header">
      <style:paragraph-properties fo:text-align="start" style:justify-single-word="false" style:snap-to-layout-grid="false"/>
      <style:text-properties fo:color="#000000"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 style:snap-to-layout-grid="false"/>
      <style:text-properties style:font-name="Arial" fo:font-size="9pt" fo:language="zxx" fo:country="none" style:font-size-asian="9pt" style:font-size-complex="9pt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0000" style:font-name="Arial" fo:font-size="9pt" style:font-size-asian="9pt" style:font-size-complex="9pt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Arial" fo:font-weight="normal" style:font-weight-asian="normal" style:font-weight-complex="normal"/>
    </style:style>
    <style:style style:name="P10" style:family="paragraph" style:parent-style-name="Standard">
      <style:paragraph-properties style:snap-to-layout-grid="false"/>
      <style:text-properties style:font-name="Arial" fo:font-size="10pt" fo:language="zxx" fo:country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color="#000000" style:font-name="Arial" fo:font-size="10pt" fo:language="zxx" fo:country="none" style:font-size-asian="10pt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line-height="100%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rapport">
      <style:paragraph-properties fo:line-height="100%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Header">
      <style:paragraph-properties fo:text-align="center" style:justify-single-word="false" fo:background-color="#e6e6ff" style:snap-to-layout-grid="false">
        <style:background-image/>
      </style:paragraph-properties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.011cm" fo:line-height="150%" fo:text-indent="0cm" style:auto-text-indent="false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font-name="Arial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.011cm" fo:line-height="150%" fo:text-indent="0cm" style:auto-text-indent="false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Arial" fo:font-size="9pt" style:text-underline-style="none" style:font-size-asian="9pt" style:font-size-complex="9pt"/>
    </style:style>
    <style:style style:name="T2" style:family="text">
      <style:text-properties fo:color="#000000" style:font-name="Arial" fo:font-size="11pt" style:text-underline-style="none" style:font-size-asian="11pt" style:font-size-complex="11pt"/>
    </style:style>
    <style:style style:name="T3" style:family="text">
      <style:text-properties fo:language="en" fo:country="US"/>
    </style:style>
    <style:style style:name="T4" style:family="text">
      <style:text-properties fo:language="fr" fo:country="BE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ragraph" fo:padding="0.049cm" fo:border-left="none" fo:border-right="none" fo:border-top="0.06pt solid #000000" fo:border-bottom="0.06pt solid #000000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49cm" fo:border-left="none" fo:border-right="none" fo:border-top="0.06pt solid #000000" fo:border-bottom="0.06pt solid #000000" style:shadow="none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49cm" fo:border-left="none" fo:border-right="none" fo:border-top="0.06pt solid #000000" fo:border-bottom="0.06pt solid #000000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203949336" text:id="ct203949336">
          <text:insertion>
            <office:change-info>
              <dc:creator>NUYENS </dc:creator>
              <dc:date>2011-01-03T16:30:00</dc:date>
            </office:change-info>
          </text:insertion>
        </text:changed-region>
        <text:changed-region xml:id="ct201212704" text:id="ct201212704">
          <text:insertion>
            <office:change-info>
              <dc:creator>NUYENS </dc:creator>
              <dc:date>2011-04-29T13:04:00</dc:date>
            </office:change-info>
          </text:insertion>
        </text:changed-region>
        <text:changed-region xml:id="ct201212272" text:id="ct201212272">
          <text:insertion>
            <office:change-info>
              <dc:creator>NUYENS </dc:creator>
              <dc:date>2011-01-04T09:24:00</dc:date>
            </office:change-info>
          </text:insertion>
        </text:changed-region>
        <text:changed-region xml:id="ct203742376" text:id="ct203742376">
          <text:insertion>
            <office:change-info>
              <dc:creator>NUYENS </dc:creator>
              <dc:date>2011-01-04T09:20:00</dc:date>
            </office:change-info>
          </text:insertion>
        </text:changed-region>
        <text:changed-region xml:id="ct203133576" text:id="ct203133576">
          <text:insertion>
            <office:change-info>
              <dc:creator>NUYENS </dc:creator>
              <dc:date>2011-01-03T16:30:00</dc:date>
            </office:change-info>
          </text:insertion>
        </text:changed-region>
        <text:changed-region xml:id="ct203217328" text:id="ct203217328">
          <text:insertion>
            <office:change-info>
              <dc:creator>NUYENS </dc:creator>
              <dc:date>2012-03-29T09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499cm" svg:y="9.571cm" svg:width="18.009cm" draw:z-index="3">
        <draw:text-box fo:min-height="0.568cm">
          <text:p text:style-name="P19">Description</text:p>
        </draw:text-box>
      </draw:frame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LA LOUVIERE</text:p>
            <text:p text:style-name="P10">PROVINCE DU HAINAUT</text:p>
            <text:p text:style-name="P11">Ville de La Louvière</text:p>
            <text:p text:style-name="P11">Hôtel de Ville – Place Communale</text:p>
            <text:p text:style-name="P11">7100 La Louvière</text:p>
            <text:p text:style-name="P11">Tel: 064/27.78.11 Fax: 064/27.79.97</text:p>
            <text:p text:style-name="P11"/>
          </table:table-cell>
          <table:table-cell table:style-name="Tableau5.B1" office:value-type="string">
            <text:p text:style-name="P17">Rapport au Collège Communal</text:p>
          </table:table-cell>
        </table:table-row>
      </table:table>
      <text:p text:style-name="P7"/>
      <text:p text:style-name="P7"><draw:frame draw:style-name="fr2" draw:name="Cadre1" text:anchor-type="paragraph" svg:x="0.007cm" svg:y="0.097cm" svg:width="18.029cm" draw:z-index="1"><draw:text-box fo:min-height="0.568cm"><text:p text:style-name="P19">Initialisation du rapport au Collège</text:p></draw:text-box></draw:frame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Référence :</text:p>
          </table:table-cell>
          <table:table-cell table:style-name="Tableau3.A1" office:value-type="string">
            <text:p text:style-name="P14"><text:change-start text:change-id="ct203949336"/>self.getItemReference()<text:change-end text:change-id="ct203949336"/></text:p>
          </table:table-cell>
        </table:table-row>
        <table:table-row>
          <table:table-cell table:style-name="Tableau3.A1" office:value-type="string">
            <text:p text:style-name="P15">Service :</text:p>
          </table:table-cell>
          <table:table-cell table:style-name="Tableau3.A1" office:value-type="string">
            <text:p text:style-name="P14"><text:change-start text:change-id="ct201212704"/>self.displayValue(self.listProposingGroup(), self.getProposingGroup())<text:change-end text:change-id="ct201212704"/></text:p>
          </table:table-cell>
        </table:table-row>
        <table:table-row>
          <table:table-cell table:style-name="Tableau3.A1" office:value-type="string">
            <text:p text:style-name="P15">Attribution de :</text:p>
          </table:table-cell>
          <table:table-cell table:style-name="Tableau3.A1" office:value-type="string">
            <text:p text:style-name="P14"><text:change-start text:change-id="ct201212272"/>self.getRespCat(self)<text:change-end text:change-id="ct201212272"/></text:p>
          </table:table-cell>
        </table:table-row>
        <table:table-row>
          <table:table-cell table:style-name="Tableau3.A1" office:value-type="string">
            <text:p text:style-name="P15">Agent :</text:p>
          </table:table-cell>
          <table:table-cell table:style-name="Tableau3.A1" office:value-type="string">
            <text:p text:style-name="P16"><text:change-start text:change-id="ct203742376"/>self.portal_membership.getMemberById(str(self.Creator())).getProperty('fullname')<text:change-end text:change-id="ct203742376"/></text:p>
          </table:table-cell>
        </table:table-row>
        <table:table-row>
          <table:table-cell table:style-name="Tableau3.A1" office:value-type="string">
            <text:p text:style-name="P15">Objet de la demande :</text:p>
          </table:table-cell>
          <table:table-cell table:style-name="Tableau3.A1" office:value-type="string">
            <text:p text:style-name="P14"><text:change-start text:change-id="ct203133576"/>self.Title()<text:change-end text:change-id="ct203133576"/></text:p>
          </table:table-cell>
        </table:table-row>
        <table:table-row>
          <table:table-cell table:style-name="Tableau3.A1" office:value-type="string">
            <text:p text:style-name="P15">Date du rapport :</text:p>
          </table:table-cell>
          <table:table-cell table:style-name="Tableau3.A1" office:value-type="string">
            <text:p text:style-name="P6"><text:change-start text:change-id="ct203217328"/>self.created().strftime('%d/%m/%Y')<text:change-end text:change-id="ct203217328"/></text:p>
          </table:table-cell>
        </table:table-row>
        <table:table-row>
          <table:table-cell table:style-name="Tableau3.A1" table:number-columns-spanned="2" office:value-type="string">
            <text:p text:style-name="P14"/>
          </table:table-cell>
          <table:covered-table-cell/>
        </table:table-row>
      </table:table>
      <text:p text:style-name="P20"><text:span text:style-name="T6"><office:annotation><dc:creator>NUYENS </dc:creator><dc:date>2011-01-03T16:27:10</dc:date><text:p text:style-name="P22"><text:span text:style-name="T7">do text </text:span></text:p><text:p text:style-name="P22"><text:span text:style-name="T7">from xhtml(self.Description())</text:span></text:p></office:annotation></text:span><text:span text:style-name="T6">Description</text:span></text:p>
      <text:p text:style-name="P9"/>
      <text:section text:style-name="Sect1" text:name="budget">
        <text:p text:style-name="P8"><draw:frame draw:style-name="fr3" draw:name="Cadre4" text:anchor-type="paragraph" svg:x="-0.064cm" svg:y="0.118cm" svg:width="18.029cm" draw:z-index="2"><draw:text-box fo:min-height="0.568cm"><text:p text:style-name="P19">Informations budgétaires</text:p></draw:text-box></draw:frame></text:p>
        <text:p text:style-name="P8"><office:annotation><dc:creator>NUYENS </dc:creator><dc:date>2011-05-06T15:27:14</dc:date><text:p text:style-name="P22"><text:span text:style-name="T7">do section- if </text:span><text:span text:style-name="T8">self.getBudgetInfos()</text:span></text:p></office:annotation></text:p>
        <text:p text:style-name="P13"><text:span text:style-name="T5"><office:annotation><dc:creator>NUYENS </dc:creator><dc:date>2011-05-06T15:19:48</dc:date><text:p text:style-name="P22"><text:span text:style-name="T7">do text</text:span></text:p><text:p text:style-name="P22"><text:span text:style-name="T7">from xhtml(self.getBudgetInfos())</text:span></text:p></office:annotation></text:span><text:span text:style-name="T5">Info budgétaire</text:span></text:p>
      </text:section>
      <text:p text:style-name="P8"/>
      <text:p text:style-name="P12"><draw:frame draw:style-name="fr3" draw:name="Cadre3" text:anchor-type="paragraph" svg:x="0.069cm" svg:y="0.155cm" svg:width="18.029cm" draw:z-index="0"><draw:text-box fo:min-height="0.568cm"><text:p text:style-name="P19">Extrait du procès-verbal</text:p></draw:text-box></draw:frame></text:p>
      <text:p text:style-name="P12"/>
      <text:p text:style-name="P18"><text:span text:style-name="Internet_20_link"><text:span text:style-name="T2"><office:annotation><dc:creator>NUYENS </dc:creator><dc:date>2011-01-04T09:05:07</dc:date><text:p><text:span text:style-name="T7">do text</text:span></text:p><text:p>from xhtml(self.getDeliberation())</text:p></office:annotation></text:span></text:span><text:span text:style-name="Internet_20_link"><text:span text:style-name="T2">Délibérat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Arial1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rame_20_contents" style:display-name="Frame contents" style:family="paragraph" style:parent-style-name="Text_20_body" style:class="extra"/>
    <style:style style:name="standardrapport" style:family="paragraph" style:parent-style-name="Standard" style:master-page-name="">
      <style:paragraph-properties fo:margin="100%" fo:margin-left="0cm" fo:margin-right="0.101cm" fo:margin-top="0cm" fo:margin-bottom="0cm" fo:line-height="100%" fo:text-align="start" fo:text-align-last="justify" style:justify-single-word="false" fo:text-indent="0cm" style:auto-text-indent="false" style:page-number="auto"/>
      <style:text-properties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6" style:family="table">
      <style:table-properties style:width="17.956cm" fo:margin-left="0.012cm" fo:margin-right="0.034cm" table:align="margins" style:writing-mode="lr-tb"/>
    </style:style>
    <style:style style:name="Tableau6.A" style:family="table-column">
      <style:table-column-properties style:column-width="7.685cm" style:rel-column-width="28046*"/>
    </style:style>
    <style:style style:name="Tableau6.B" style:family="table-column">
      <style:table-column-properties style:column-width="4.35cm" style:rel-column-width="15878*"/>
    </style:style>
    <style:style style:name="Tableau6.C" style:family="table-column">
      <style:table-column-properties style:column-width="5.921cm" style:rel-column-width="21611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Header">
      <style:paragraph-properties fo:text-align="start" style:justify-single-word="false" style:snap-to-layout-grid="false"/>
      <style:text-properties fo:color="#000000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 style:snap-to-layout-grid="false"/>
      <style:text-properties style:font-name="Arial" fo:font-size="9pt" fo:language="zxx" fo:country="none" style:font-size-asian="9pt" style:font-size-complex="9pt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0000" style:font-name="Arial" fo:font-size="9pt" style:font-size-asian="9pt" style:font-size-complex="9pt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000000" style:font-name="Arial" fo:font-size="9pt" style:text-underline-style="none" style:font-size-asian="9pt" style:font-size-complex="9pt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2"><text:span text:style-name="Internet_20_link"><text:span text:style-name="MT1">Rapport au Collège Communal</text:span></text:span></text:p>
            </table:table-cell>
            <table:table-cell table:style-name="Tableau6.A1" office:value-type="string">
              <text:p text:style-name="MP3"/>
            </table:table-cell>
            <table:table-cell table:style-name="Tableau6.A1" office:value-type="string">
              <text:p text:style-name="MP4"><text:span text:style-name="MT2">Page : </text:span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3-01-25T13:49:10</meta:creation-date>
    <dc:language>fr-BE</dc:language>
    <meta:editing-cycles>4</meta:editing-cycles>
    <meta:editing-duration>PT3M31S</meta:editing-duration>
    <meta:initial-creator>Gauthier Bastien</meta:initial-creator>
    <dc:date>2013-01-25T13:53:21</dc:date>
    <dc:creator>Gauthier Bastien</dc:creator>
    <meta:document-statistic meta:table-count="3" meta:image-count="0" meta:object-count="0" meta:page-count="1" meta:paragraph-count="29" meta:word-count="79" meta:character-count="659" meta:non-whitespace-character-count="61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